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b2f6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 text:name="yui_3_18_1_1_1727196555296_48"/>Escribe un programa que muestre en pantalla los n primeros números pares. Solicitar el valor de n por pantalla.</text:p>
        </text:list-item>
      </text:list>
      <text:p text:style-name="P3"/>
      <text:p text:style-name="P3">Algoritmo bucle</text:p>
      <text:p text:style-name="P3"><text:tab/>definir numero Como Entero</text:p>
      <text:p text:style-name="P3"><text:tab/>escribir "Escriba el número de números primos que desee"</text:p>
      <text:p text:style-name="P3"><text:tab/>leer numero</text:p>
      <text:p text:style-name="P3"><text:tab/>num = numero</text:p>
      <text:p text:style-name="P3"><text:tab/>contador = 1</text:p>
      <text:p text:style-name="P3"><text:tab/>escribir "Los números pares son: "</text:p>
      <text:p text:style-name="P3"><text:tab/>escribir 0</text:p>
      <text:p text:style-name="P3"><text:tab/>pares = 0</text:p>
      <text:p text:style-name="P3"><text:tab/>Mientras contador &lt; num Hacer</text:p>
      <text:p text:style-name="P3"><text:tab/><text:tab/>pares = pares + 2</text:p>
      <text:p text:style-name="P3"><text:tab/><text:tab/>escribir pares</text:p>
      <text:p text:style-name="P3"><text:tab/><text:tab/>contador = contador + 1</text:p>
      <text:p text:style-name="P3"><text:tab/>Fin Mientras</text:p>
      <text:p text:style-name="P3">FinAlgoritmo</text:p>
      <text:p text:style-name="P3"/>
      <text:p text:style-name="P3"/>
      <text:list text:continue-numbering="true" text:style-name="L1">
        <text:list-item>
          <text:p text:style-name="P1">Escribe un programa que muestre la tabla de multiplicar de un número. Tiene que solicitar el número y luego mostrar la tabla…</text:p>
        </text:list-item>
      </text:list>
      <text:p text:style-name="P3"/>
      <text:p text:style-name="P3">Algoritmo tab</text:p>
      <text:p text:style-name="P3"><text:tab/>definir numero Como Entero</text:p>
      <text:p text:style-name="P3"><text:tab/>escribir "Introduzca el número del que quiera saber la tabla de multiplicar"</text:p>
      <text:p text:style-name="P3"><text:tab/>leer numero</text:p>
      <text:p text:style-name="P3"><text:tab/>num = numero</text:p>
      <text:p text:style-name="P3"><text:tab/>escribir "La tabla de multiplicar de", num </text:p>
      <text:p text:style-name="P3"><text:tab/>multiplo = 1</text:p>
      <text:p text:style-name="P3"><text:tab/>Mientras multiplo &lt;=10 Hacer</text:p>
      <text:p text:style-name="P3"><text:tab/><text:tab/>Tabla = num * multiplo</text:p>
      <text:p text:style-name="P3"><text:tab/><text:tab/>escribir num, "*", multiplo, "=", tabla</text:p>
      <text:p text:style-name="P3"><text:tab/><text:tab/>multiplo = multiplo + 1</text:p>
      <text:p text:style-name="P3"><text:tab/>Fin Mientras</text:p>
      <text:p text:style-name="P3">FinAlgoritmo</text:p>
      <text:p text:style-name="P3"/>
      <text:p text:style-name="P3"/>
      <text:list text:continue-numbering="true" text:style-name="L1">
        <text:list-item>
          <text:p text:style-name="P1">Escribe un programa que sume los n primeros números. Tendrás que solicitar cuántos números habrá que sumar.</text:p>
        </text:list-item>
      </text:list>
      <text:p text:style-name="P3"/>
      <text:p text:style-name="P3">Algoritmo sum</text:p>
      <text:p text:style-name="P3"><text:tab/>definir numero Como Entero</text:p>
      <text:p text:style-name="P3"><text:tab/>Escribir "Que cantidad de números desea sumar:"</text:p>
      <text:p text:style-name="P3"><text:tab/>leer numero</text:p>
      <text:p text:style-name="P3"><text:tab/>num = numero</text:p>
      <text:p text:style-name="P3"><text:soft-page-break/><text:tab/>n = 1</text:p>
      <text:p text:style-name="P3"><text:tab/>num_1 = 0</text:p>
      <text:p text:style-name="P3"><text:tab/>contador = 1</text:p>
      <text:p text:style-name="P3"><text:tab/>Mientras contador &lt;= num Hacer</text:p>
      <text:p text:style-name="P3"><text:tab/><text:tab/>escribir num_1</text:p>
      <text:p text:style-name="P3"><text:tab/><text:tab/>num_1 = num_1 + n</text:p>
      <text:p text:style-name="P3"><text:tab/><text:tab/>n = n + 1</text:p>
      <text:p text:style-name="P3"><text:tab/><text:tab/>contador = contador + 1</text:p>
      <text:p text:style-name="P3"><text:tab/>FinMientras</text:p>
      <text:p text:style-name="P3">FinAlgoritmo</text:p>
      <text:p text:style-name="P3"/>
      <text:list text:continue-numbering="true" text:style-name="L1">
        <text:list-item>
          <text:p text:style-name="P1">Realice un programa que solicite números y muestre el valor medio de los mismos. Tendrás que pedir cuántos números se van a introducir para acto seguido ir solicitando los valores. Una vez leídos todos los valores debes mostrar el resultado de la media de los valores. Media = Suma de los valores dividido entre el número de valores.</text:p>
        </text:list-item>
      </text:list>
      <text:p text:style-name="P3"/>
      <text:p text:style-name="P3">Algoritmo med</text:p>
      <text:p text:style-name="P3"><text:tab/>definir numero Como Real</text:p>
      <text:p text:style-name="P3"><text:tab/>escribir "Introduce número de datos deseados"</text:p>
      <text:p text:style-name="P3"><text:tab/>leer numero</text:p>
      <text:p text:style-name="P3"><text:tab/>num = numero</text:p>
      <text:p text:style-name="P3"><text:tab/>contador = 0</text:p>
      <text:p text:style-name="P3"><text:tab/>suma = 0</text:p>
      <text:p text:style-name="P3"><text:tab/>Repetir</text:p>
      <text:p text:style-name="P3"><text:tab/><text:tab/>Escribir "Escriba el número que desea introducir a la media"</text:p>
      <text:p text:style-name="P3"><text:tab/><text:tab/>leer num_m</text:p>
      <text:p text:style-name="P3"><text:tab/><text:tab/>suma = suma + num_m</text:p>
      <text:p text:style-name="P3"><text:tab/><text:tab/>contador = contador + 1</text:p>
      <text:p text:style-name="P3"><text:tab/>Hasta Que contador &gt;= num</text:p>
      <text:p text:style-name="P3"><text:tab/>media = suma / num</text:p>
      <text:p text:style-name="P3"><text:tab/>escribir "La media es : ", media</text:p>
      <text:p text:style-name="P3">FinAlgoritmo</text:p>
      <text:p text:style-name="P3"/>
      <text:list text:continue-numbering="true" text:style-name="L1">
        <text:list-item>
          <text:p text:style-name="P1">Escribe los n primeros números de la sucesión de Fibonacci. (1 1 2 3 5 8 13 ...) Tendrás que solicitar cuántos números de la sucesión de Fibonacci se quieren mostrar.</text:p>
        </text:list-item>
      </text:list>
      <text:p text:style-name="P3"/>
      <text:p text:style-name="P3">Algoritmo fibonacci</text:p>
      <text:p text:style-name="P3"><text:tab/>definir numero como entero</text:p>
      <text:p text:style-name="P3"><text:tab/>escribir "¿Cuántos números quiere de la secuencia de fibonacci?"</text:p>
      <text:p text:style-name="P3"><text:tab/>leer numero</text:p>
      <text:p text:style-name="P3"><text:tab/>num = numero</text:p>
      <text:p text:style-name="P3"><text:tab/>contador = 0</text:p>
      <text:p text:style-name="P3"><text:tab/>fib = 1</text:p>
      <text:p text:style-name="P3"><text:tab/>fib_1 = 0</text:p>
      <text:p text:style-name="P3"><text:tab/>Repetir</text:p>
      <text:p text:style-name="P3"><text:tab/><text:tab/>escribir fib_1</text:p>
      <text:p text:style-name="P3"><text:soft-page-break/><text:tab/><text:tab/>fib_1 = fib_1 +fib</text:p>
      <text:p text:style-name="P3"><text:tab/><text:tab/>escribir fib</text:p>
      <text:p text:style-name="P3"><text:tab/><text:tab/>fib = fib + fib_1</text:p>
      <text:p text:style-name="P3"><text:tab/><text:tab/></text:p>
      <text:p text:style-name="P3"><text:tab/><text:tab/>contador = contador + 1</text:p>
      <text:p text:style-name="P3"><text:tab/>Hasta Que contador &gt;= num</text:p>
      <text:p text:style-name="P3">FinAlgoritmo</text:p>
      <text:p text:style-name="P3"/>
      <text:list text:continue-numbering="true" text:style-name="L1">
        <text:list-item>
          <text:p text:style-name="P1">Escribe un programa que calcule el factorial de un número. Tendrás que solicitar el número para acto seguido mostrar el factorial del mismo. Factorial de n = (n)*(n-1)*(n-2)*...*(1)</text:p>
        </text:list-item>
      </text:list>
      <text:p text:style-name="P3"/>
      <text:p text:style-name="P3">Algoritmo factor</text:p>
      <text:p text:style-name="P3"><text:tab/>definir numero Como Real</text:p>
      <text:p text:style-name="P3"><text:tab/>escribir "Que número desea factorizar"</text:p>
      <text:p text:style-name="P3"><text:tab/>leer numero</text:p>
      <text:p text:style-name="P3"><text:tab/>num = numero</text:p>
      <text:p text:style-name="P3"><text:tab/>fact = 1</text:p>
      <text:p text:style-name="P3"><text:tab/>Para i&lt;-num Hasta 2 Con Paso -1 Hacer</text:p>
      <text:p text:style-name="P3"><text:tab/><text:tab/>fact = fact * i</text:p>
      <text:p text:style-name="P3"><text:tab/><text:tab/>escribir fact</text:p>
      <text:p text:style-name="P3"><text:tab/>Fin Para</text:p>
      <text:p text:style-name="P3">FinAlgoritmo</text:p>
      <text:p text:style-name="P3"/>
      <text:list text:continue-numbering="true" text:style-name="L1">
        <text:list-item>
          <text:p text:style-name="P1">Escribe un programa que dibuje una pirámide de altura N. Tendrás que solicitar la altura de la pirámide y luego debes pintarla de la siguiente manera…</text:p>
        </text:list-item>
      </text:list>
      <text:p text:style-name="P3"/>
      <text:p text:style-name="P3">Algoritmo <text:s/>Piramide</text:p>
      <text:p text:style-name="P3"><text:tab/>Definir num, i Como Entero</text:p>
      <text:p text:style-name="P3"><text:tab/>Escribir "Introduzca la altura de la pirámide: "</text:p>
      <text:p text:style-name="P3"><text:tab/>leer altura</text:p>
      <text:p text:style-name="P3"><text:tab/>Para fila &lt;- 1 Hasta altura Con Paso 1 Hacer</text:p>
      <text:p text:style-name="P3"><text:tab/><text:tab/>Para espacios &lt;- fila hasta altura -1 Con Paso 1 Hacer</text:p>
      <text:p text:style-name="P3"><text:tab/><text:tab/><text:tab/>Escribir " " Sin Saltar</text:p>
      <text:p text:style-name="P3"><text:tab/><text:tab/>FinPara</text:p>
      <text:p text:style-name="P3"><text:tab/><text:tab/>Para asteriscos &lt;- 1 hasta 2*fila-1 Con Paso 1 Hacer</text:p>
      <text:p text:style-name="P3"><text:tab/><text:tab/><text:tab/>Escribir "*" Sin Saltar</text:p>
      <text:p text:style-name="P3"><text:tab/><text:tab/>FinPara</text:p>
      <text:p text:style-name="P3"><text:tab/><text:tab/>Escribir ""</text:p>
      <text:p text:style-name="P3"><text:tab/>Fin Para</text:p>
      <text:p text:style-name="P3">FinAlgoritmo</text:p>
      <text:p text:style-name="P3"/>
      <text:list text:continue-numbering="true" text:style-name="L1">
        <text:list-item>
          <text:p text:style-name="P1">Escribe un programa igual que el anterior pero con la pirámide invertida.</text:p>
        </text:list-item>
      </text:list>
      <text:p text:style-name="P3"/>
      <text:p text:style-name="P3">Algoritmo Piramide_nvertida</text:p>
      <text:p text:style-name="P3"><text:tab/>Definir num, i Como Entero</text:p>
      <text:p text:style-name="P3"><text:tab/>Escribir "Introduzca la altura de la pirámide: "</text:p>
      <text:p text:style-name="P3"><text:soft-page-break/><text:tab/>leer altura</text:p>
      <text:p text:style-name="P3"><text:tab/>Para fila &lt;- altura Hasta 1 Con Paso -1 Hacer</text:p>
      <text:p text:style-name="P3"><text:tab/><text:tab/>Para espacios &lt;- fila hasta altura -1 Con Paso 1 Hacer</text:p>
      <text:p text:style-name="P3"><text:tab/><text:tab/><text:tab/>Escribir " " Sin Saltar</text:p>
      <text:p text:style-name="P3"><text:tab/><text:tab/>FinPara</text:p>
      <text:p text:style-name="P3"><text:tab/><text:tab/>Para asteriscos &lt;- 1 hasta 2*fila-1 Con Paso 1 Hacer</text:p>
      <text:p text:style-name="P3"><text:tab/><text:tab/><text:tab/>Escribir "*" Sin Saltar</text:p>
      <text:p text:style-name="P3"><text:tab/><text:tab/>FinPara</text:p>
      <text:p text:style-name="P3"><text:tab/><text:tab/>Escribir ""</text:p>
      <text:p text:style-name="P3"><text:tab/><text:tab/>Fin Para</text:p>
      <text:p text:style-name="P3">FinAlgoritmo</text:p>
      <text:p text:style-name="P3"/>
      <text:list text:continue-numbering="true" text:style-name="L1">
        <text:list-item>
          <text:p text:style-name="P1">Escribe un programa que dibuje un cuadrado de altura N de la siguiente manera…</text:p>
        </text:list-item>
      </text:list>
      <text:p text:style-name="P3"/>
      <text:p text:style-name="P3">Algoritmo cuadrado</text:p>
      <text:p text:style-name="P3"><text:tab/>definir altura, ancho, asterisco, espacio Como Entero</text:p>
      <text:p text:style-name="P3"><text:tab/>escribir "De que altura quiere el cuadrado"</text:p>
      <text:p text:style-name="P3"><text:tab/>leer altura</text:p>
      <text:p text:style-name="P3"><text:tab/>Para fila &lt;- 1 Hasta altura Con Paso 1 Hacer</text:p>
      <text:p text:style-name="P3"><text:tab/><text:tab/>si fila &lt; 2 o fila = altura Entonces</text:p>
      <text:p text:style-name="P3"><text:tab/><text:tab/><text:tab/>Para asterisco &lt;- 1 Hasta altura Con Paso 1 Hacer</text:p>
      <text:p text:style-name="P3"><text:tab/><text:tab/><text:tab/><text:tab/>Escribir "*" Sin Saltar </text:p>
      <text:p text:style-name="P3"><text:tab/><text:tab/><text:tab/>FinPara</text:p>
      <text:p text:style-name="P3"><text:tab/><text:tab/>SiNo</text:p>
      <text:p text:style-name="P3"><text:tab/><text:tab/><text:tab/>Escribir "*" Sin Saltar</text:p>
      <text:p text:style-name="P3"><text:tab/><text:tab/><text:tab/>para espacio &lt;- 1 hasta altura-2 Con Paso 1 Hacer</text:p>
      <text:p text:style-name="P3"><text:tab/><text:tab/><text:tab/><text:tab/>Escribir " " Sin Saltar</text:p>
      <text:p text:style-name="P3"><text:tab/><text:tab/><text:tab/>FinPara</text:p>
      <text:p text:style-name="P3"><text:tab/><text:tab/><text:tab/>Escribir "*" Sin Saltar</text:p>
      <text:p text:style-name="P3"><text:tab/><text:tab/>finsi</text:p>
      <text:p text:style-name="P3"><text:tab/>escribir ""//</text:p>
      <text:p text:style-name="P3"><text:tab/>Fin Para</text:p>
      <text:p text:style-name="P3">FinAlgoritmo</text:p>
      <text:p text:style-name="P3"/>
      <text:list text:continue-numbering="true" text:style-name="L1">
        <text:list-item>
          <text:p text:style-name="P2">Escribe un programa que determine si un número es primo o no. Un número es primo si solo tiene dos divisores: 1 y el mismo.</text:p>
        </text:list-item>
      </text:list>
      <text:p text:style-name="P4">Algoritmo primo</text:p>
      <text:p text:style-name="P4"><text:tab/>definir num Como Entero</text:p>
      <text:p text:style-name="P4"><text:tab/>Escribir "Introduzca un número"</text:p>
      <text:p text:style-name="P4"><text:tab/>leer numero</text:p>
      <text:p text:style-name="P4"><text:tab/>para prim &lt;- 1 Hasta numero Con Paso 1 Hacer</text:p>
      <text:p text:style-name="P4"><text:tab/><text:tab/>si numero % prim = 0 Entonces</text:p>
      <text:p text:style-name="P4"><text:tab/><text:tab/><text:tab/>contador = contador + 1</text:p>
      <text:p text:style-name="P4"><text:soft-page-break/><text:tab/><text:tab/>FinSi</text:p>
      <text:p text:style-name="P4"><text:tab/>FinPara</text:p>
      <text:p text:style-name="P4"><text:tab/>si contador !<text:span text:style-name="T1">=</text:span> 2 Entonces</text:p>
      <text:p text:style-name="P4"><text:tab/><text:tab/>Escribir numero, " El número no es primo"</text:p>
      <text:p text:style-name="P4"><text:tab/>sino </text:p>
      <text:p text:style-name="P4"><text:tab/><text:tab/>escribir numero, " El número es primo"</text:p>
      <text:p text:style-name="P4"><text:tab/>FinSi</text:p>
      <text:p text:style-name="P4">FinAlgoritmo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8:52:32.138000000</meta:creation-date>
    <dc:date>2024-09-24T18:57:07.714000000</dc:date>
    <meta:editing-duration>PT4M36S</meta:editing-duration>
    <meta:editing-cycles>1</meta:editing-cycles>
    <meta:document-statistic meta:table-count="0" meta:image-count="0" meta:object-count="0" meta:page-count="5" meta:paragraph-count="159" meta:word-count="848" meta:character-count="4815" meta:non-whitespace-character-count="3934"/>
    <meta:generator>LibreOffice/24.2.3.2$Windows_X86_64 LibreOffice_project/433d9c2ded56988e8a90e6b2e771ee4e6a5ab2ba</meta:generator>
  </office:meta>
</office:document-meta>
</file>